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P8" style:family="paragraph" style:parent-style-name="Standard">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9824275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98242752"/>**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Sort out man, woman and sideways f</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oft-page-break/><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text:soft-page-break/>"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text:soft-page-break/></text:p>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oft-page-break/><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oft-page-break/><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0:39:32.25</dc:date>
    <dc:creator>Gemma Wright</dc:creator>
    <meta:editing-duration>PT8H33M5S</meta:editing-duration>
    <meta:editing-cycles>26</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